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foreFilter.writeBefore( JSONSerializer serializer , Object object , char sep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foreFilter.writeKeyValue( String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